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1539" officeooo:paragraph-rsid="00101539"/>
    </style:style>
    <style:style style:name="P2" style:family="paragraph" style:parent-style-name="Standard">
      <style:text-properties officeooo:rsid="00101539" officeooo:paragraph-rsid="0012fdfc"/>
    </style:style>
    <style:style style:name="T1" style:family="text">
      <style:text-properties officeooo:rsid="0012fd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se 1</text:p>
      <text:p text:style-name="P2">Input: <text:span text:style-name="T1">12 13 17 37 48 53 84</text:span></text:p>
      <text:p text:style-name="P2">Output: <text:span text:style-name="T1">12 13 17 37 48 53 84</text:span></text:p>
      <text:p text:style-name="P2"/>
      <text:p text:style-name="P2">Case <text:span text:style-name="T1">2</text:span></text:p>
      <text:p text:style-name="P2">Input: <text:span text:style-name="T1">48 37 53 13 17 84 12</text:span></text:p>
      <text:p text:style-name="P2">Output: <text:span text:style-name="T1">12 13 17 37 48 53 84</text:span></text:p>
      <text:p text:style-name="P2"/>
      <text:p text:style-name="P2">Case <text:span text:style-name="T1">3</text:span></text:p>
      <text:p text:style-name="P2">Input: <text:span text:style-name="T1">37 12 17 13 48 53 84</text:span></text:p>
      <text:p text:style-name="P2">Output: <text:span text:style-name="T1">12 13 17 37 48 53 84</text:span></text:p>
      <text:p text:style-name="P2"/>
      <text:p text:style-name="P2">Case <text:span text:style-name="T1">4</text:span></text:p>
      <text:p text:style-name="P2">Input: <text:span text:style-name="T1">84 53 48 37 17 13 12</text:span></text:p>
      <text:p text:style-name="P2">Output: <text:span text:style-name="T1">12 13 17 37 48 53 84</text:span></text:p>
      <text:p text:style-name="P2"/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9T03:22:00.790551498</meta:creation-date>
    <dc:date>2021-05-29T03:26:26.061071550</dc:date>
    <meta:editing-duration>PT4M27S</meta:editing-duration>
    <meta:editing-cycles>1</meta:editing-cycles>
    <meta:document-statistic meta:table-count="0" meta:image-count="0" meta:object-count="0" meta:page-count="1" meta:paragraph-count="13" meta:word-count="72" meta:character-count="245" meta:non-whitespace-character-count="184"/>
    <meta:generator>LibreOffice/6.0.7.3$Linux_X86_64 LibreOffice_project/00m0$Build-3</meta:generator>
  </office:meta>
</office:document-meta>
</file>